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auto-grow-height="false" fo:min-height="17.651cm" fo:min-width="32.501cm" fo:wrap-option="no-wrap"/>
    </style:style>
    <style:style style:name="gr2" style:family="graphic" style:parent-style-name="standard">
      <style:graphic-properties draw:stroke="none" svg:stroke-color="#000000" draw:fill="none" draw:fill-color="#ffffff" fo:min-height="0.45cm"/>
    </style:style>
    <style:style style:name="gr3" style:family="graphic" style:parent-style-name="standard">
      <style:graphic-properties draw:textarea-horizontal-align="justify" draw:textarea-vertical-align="middle" draw:auto-grow-height="false" fo:min-height="3.25cm" fo:min-width="6.8cm"/>
    </style:style>
    <style:style style:name="gr4" style:family="graphic" style:parent-style-name="standard">
      <style:graphic-properties draw:textarea-horizontal-align="justify" draw:textarea-vertical-align="middle" draw:auto-grow-height="false" fo:min-height="5.25cm" fo:min-width="6.8cm"/>
    </style:style>
    <style:style style:name="gr5" style:family="graphic" style:parent-style-name="standard">
      <style:graphic-properties draw:textarea-horizontal-align="justify" draw:textarea-vertical-align="middle" draw:auto-grow-height="false" fo:min-height="1.028cm" fo:min-width="6.801cm"/>
    </style:style>
    <style:style style:name="gr6" style:family="graphic" style:parent-style-name="standard">
      <style:graphic-properties draw:textarea-horizontal-align="justify" draw:textarea-vertical-align="middle" draw:auto-grow-height="false" fo:min-height="2.45cm" fo:min-width="6.8cm"/>
    </style:style>
    <style:style style:name="gr7" style:family="graphic" style:parent-style-name="standard">
      <style:graphic-properties draw:textarea-horizontal-align="justify" draw:textarea-vertical-align="middle" draw:auto-grow-height="false" fo:min-height="2.556cm" fo:min-width="6.80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style:text-underline-style="solid" style:text-underline-width="auto" style:text-underline-color="font-color"/>
    </style:style>
    <style:style style:name="P4" style:family="paragraph">
      <style:paragraph-properties fo:text-align="start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ize="12pt" style:text-underline-style="solid" style:text-underline-width="auto" style:text-underline-color="font-color" style:font-size-asian="18pt" style:font-size-complex="18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/>
      <style:text-properties fo:font-size="12pt" style:font-size-asian="18pt" style:font-size-complex="18pt"/>
    </style:style>
    <style:style style:name="P12" style:family="paragraph">
      <style:paragraph-properties fo:text-align="start"/>
      <style:text-properties fo:font-size="12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text-underline-style="none" style:font-size-asian="18pt" style:font-size-complex="18pt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font-size="12pt" fo:font-weight="bold" style:font-size-asian="18pt" style:font-weight-asian="bold" style:font-size-complex="18pt" style:font-weight-complex="bold"/>
    </style:style>
    <style:style style:name="T6" style:family="text">
      <style:text-properties fo:font-size="12pt" style:text-underline-style="none" fo:font-weight="normal" style:font-size-asian="18pt" style:font-weight-asian="normal" style:font-size-complex="18pt" style:font-weight-complex="normal"/>
    </style:style>
    <style:style style:name="T7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layer="layout" svg:width="33cm" svg:height="17.9cm" svg:x="1cm" svg:y="2.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1" draw:layer="layout" svg:width="7.9cm" svg:height="0.962cm" svg:x="1cm" svg:y="1.2cm">
          <draw:text-box>
            <text:p>ANÁLISIS DE DATOS</text:p>
          </draw:text-box>
        </draw:frame>
        <draw:custom-shape draw:style-name="gr3" draw:text-style-name="P5" xml:id="id3" draw:id="id3" draw:layer="layout" svg:width="7.3cm" svg:height="3.5cm" svg:x="3.8cm" svg:y="3.9cm">
          <text:p text:style-name="P2"><text:span text:style-name="T1">Adquisición de imágenes con </text:span></text:p>
          <text:p text:style-name="P2"><text:span text:style-name="T1">cámara convencional para </text:span></text:p>
          <text:p text:style-name="P2"><text:span text:style-name="T1">crear base de datos YTrain</text:span></text:p>
          <text:p text:style-name="P3"><text:span text:style-name="T2">[Output] </text:span><text:span text:style-name="T3">604 imágenes de las </text:span></text:p>
          <text:p text:style-name="P3"><text:span text:style-name="T3">Carpetas: Arandelas, Tuercas,</text:span></text:p>
          <text:p text:style-name="P4"><text:span text:style-name="T3">Tornillos y Clavos.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xml:id="id4" draw:id="id4" draw:layer="layout" svg:width="7.3cm" svg:height="5.5cm" svg:x="13.3cm" svg:y="2.9cm">
          <text:p text:style-name="P6"><text:span text:style-name="T4">Transformación</text:span></text:p>
          <text:p text:style-name="P7"><text:span text:style-name="T5">-Quitar franja de la pared de la caja</text:span></text:p>
          <text:p text:style-name="P8"><text:span text:style-name="T2">[Output] </text:span><text:span text:style-name="T6">604 imágenes de las </text:span></text:p>
          <text:p text:style-name="P8"><text:span text:style-name="T6">Carpetas: ZArandelas, ZTuercas,</text:span></text:p>
          <text:p text:style-name="P7"><text:span text:style-name="T6">ZTornillos y ZClavos.</text:span></text:p>
          <text:p text:style-name="P7"><text:span text:style-name="T6"/></text:p>
          <text:p text:style-name="P7"><text:span text:style-name="T5">-Convertir fondo a uno totalmente </text:span></text:p>
          <text:p text:style-name="P9"><text:span text:style-name="T5">blanco</text:span></text:p>
          <text:p text:style-name="P8"><text:span text:style-name="T2">[Output] </text:span><text:span text:style-name="T6">604 imágenes de las </text:span></text:p>
          <text:p text:style-name="P8"><text:span text:style-name="T6">carpetas: YArandelas, YTuercas,</text:span></text:p>
          <text:p text:style-name="P7"><text:span text:style-name="T6">YTornillos e YClavos.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xml:id="id1" draw:id="id1" draw:layer="layout" svg:width="7.3cm" svg:height="1.8cm" svg:x="22.6cm" svg:y="3.6cm">
          <text:p text:style-name="P11"><text:span text:style-name="T4">Base de Datos</text:span></text:p>
          <text:p text:style-name="P11"><text:span text:style-name="T7"/></text:p>
          <draw:enhanced-geometry svg:viewBox="0 0 88 21600" draw:glue-points="44 ?f6 44 0 0 10800 44 21600 88 10800" draw:text-areas="0 ?f6 88 ?f3" draw:type="can" draw:modifiers="4176.944704779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0" xml:id="id2" draw:id="id2" draw:layer="layout" svg:width="7.3cm" svg:height="2.7cm" svg:x="4.6cm" svg:y="10.5cm">
          <text:p text:style-name="P6"><text:span text:style-name="T4">Transformación</text:span></text:p>
          <text:p text:style-name="P7"><text:span text:style-name="T5">-Redimensionamient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5" draw:id="id5" draw:layer="layout" svg:width="7.3cm" svg:height="2.7cm" svg:x="13.3cm" svg:y="10.5cm">
          <text:p text:style-name="P6"><text:span text:style-name="T4">Pre-Procesamiento</text:span></text:p>
          <text:p text:style-name="P7"><text:span text:style-name="T5">-Conversión a escala de grises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6" draw:id="id6" draw:layer="layout" svg:width="7.3cm" svg:height="2.7cm" svg:x="22cm" svg:y="10.5cm">
          <text:p text:style-name="P6"><text:span text:style-name="T4">Filtración</text:span></text:p>
          <text:p text:style-name="P7"><text:span text:style-name="T5">-Filtro Gauss + Sobel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8" draw:id="id8" draw:layer="layout" svg:width="7.3cm" svg:height="2.7cm" svg:x="13.3cm" svg:y="16cm">
          <text:p text:style-name="P6"><text:span text:style-name="T4">Extracción de Rasgos</text:span></text:p>
          <text:p text:style-name="P7"><text:span text:style-name="T5">-Momentos de Hu: 1,2 y 4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9" draw:id="id9" draw:layer="layout" svg:width="7.3cm" svg:height="3.799cm" svg:x="22.2cm" svg:y="15.401cm">
          <text:p text:style-name="P11"><text:span text:style-name="T4">Base de Datos</text:span></text:p>
          <text:p text:style-name="P12"><text:span text:style-name="T7">[Output] 604 puntos en el espacio 3D </text:span></text:p>
          <text:p text:style-name="P12"><text:span text:style-name="T7">(ejes: componente 1,2 y 4 </text:span></text:p>
          <text:p text:style-name="P12"><text:span text:style-name="T7">respectivamente a los momentos de </text:span></text:p>
          <text:p text:style-name="P12"><text:span text:style-name="T7">Hu) que se obtuvo de cada imagen.</text:span></text:p>
          <draw:enhanced-geometry svg:viewBox="0 0 88 21600" draw:glue-points="44 ?f6 44 0 0 10800 44 21600 88 10800" draw:text-areas="0 ?f6 88 ?f3" draw:type="can" draw:modifiers="3763.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3" draw:layer="layout" draw:type="curve" draw:line-skew="1.673cm 1.049cm -1.274cm" svg:x1="29.9cm" svg:y1="4.5cm" svg:x2="4.6cm" svg:y2="11.85cm" draw:start-shape="id1" draw:start-glue-point="8" draw:end-shape="id2" draw:end-glue-point="3" svg:d="M29900 4500c3262 0 2175 4500-12450 4500s-15512 2850-12850 2850" svg:viewBox="0 0 27998 7351">
          <text:p/>
        </draw:connector>
        <draw:connector draw:style-name="gr8" draw:text-style-name="P13" draw:layer="layout" svg:x1="11.1cm" svg:y1="5.65cm" svg:x2="13.3cm" svg:y2="5.65cm" draw:start-shape="id3" draw:start-glue-point="1" draw:end-shape="id4" draw:end-glue-point="3" svg:d="M11100 5650h2200" svg:viewBox="0 0 2201 1">
          <text:p/>
        </draw:connector>
        <draw:connector draw:style-name="gr8" draw:text-style-name="P13" draw:layer="layout" svg:x1="20.6cm" svg:y1="5.65cm" svg:x2="22.6cm" svg:y2="4.5cm" draw:start-shape="id4" draw:start-glue-point="1" draw:end-shape="id1" draw:end-glue-point="6" svg:d="M20600 5650h1000v-1150h1000" svg:viewBox="0 0 2001 1151">
          <text:p/>
        </draw:connector>
        <draw:custom-shape draw:style-name="gr6" draw:text-style-name="P10" xml:id="id7" draw:id="id7" draw:layer="layout" svg:width="7.3cm" svg:height="2.7cm" svg:x="4.6cm" svg:y="16cm">
          <text:p text:style-name="P6"><text:span text:style-name="T4">Segmentación</text:span></text:p>
          <text:p text:style-name="P7"><text:span text:style-name="T5">-No se aplica</text:span></text:p>
          <draw:enhanced-geometry svg:viewBox="0 0 21600 21600" draw:type="rectangle" draw:enhanced-path="M 0 0 L 21600 0 21600 21600 0 21600 0 0 Z N"/>
        </draw:custom-shape>
        <draw:connector draw:style-name="gr8" draw:text-style-name="P13" draw:layer="layout" svg:x1="11.9cm" svg:y1="11.85cm" svg:x2="13.3cm" svg:y2="11.85cm" draw:start-shape="id2" draw:start-glue-point="1" draw:end-shape="id5" draw:end-glue-point="3" svg:d="M11900 11850h1400" svg:viewBox="0 0 1401 1">
          <text:p/>
        </draw:connector>
        <draw:connector draw:style-name="gr8" draw:text-style-name="P13" draw:layer="layout" svg:x1="20.6cm" svg:y1="11.85cm" svg:x2="22cm" svg:y2="11.85cm" draw:start-shape="id5" draw:start-glue-point="1" draw:end-shape="id6" draw:end-glue-point="3" svg:d="M20600 11850h1400" svg:viewBox="0 0 1401 1">
          <text:p/>
        </draw:connector>
        <draw:connector draw:style-name="gr8" draw:text-style-name="P13" draw:layer="layout" draw:type="curve" draw:line-skew="2.674cm 0cm -1.274cm" svg:x1="29.3cm" svg:y1="11.85cm" svg:x2="4.6cm" svg:y2="17.35cm" draw:start-shape="id6" draw:start-glue-point="1" draw:end-shape="id7" draw:end-glue-point="3" svg:d="M29300 11850c4762 0 3175 2750-11650 2750s-15712 2750-13050 2750" svg:viewBox="0 0 28272 5501">
          <text:p/>
        </draw:connector>
        <draw:connector draw:style-name="gr8" draw:text-style-name="P13" draw:layer="layout" draw:type="line" svg:x1="11.9cm" svg:y1="17.35cm" svg:x2="13.3cm" svg:y2="17.35cm" draw:start-shape="id7" draw:start-glue-point="1" draw:end-shape="id8" draw:end-glue-point="3" svg:d="M11900 17350h1400" svg:viewBox="0 0 1401 1">
          <text:p/>
        </draw:connector>
        <draw:connector draw:style-name="gr8" draw:text-style-name="P13" draw:layer="layout" draw:type="line" svg:x1="20.6cm" svg:y1="17.35cm" svg:x2="22.2cm" svg:y2="17.301cm" draw:start-shape="id8" draw:start-glue-point="1" draw:end-shape="id9" draw:end-glue-point="6" svg:d="M20600 17350l1600-49" svg:viewBox="0 0 1601 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2:51:13.312023458</meta:creation-date>
    <dc:date>2020-06-04T15:07:38.360788640</dc:date>
    <meta:editing-duration>PT4M4S</meta:editing-duration>
    <meta:editing-cycles>1</meta:editing-cycles>
    <meta:generator>LibreOffice/6.0.7.3$Linux_X86_64 LibreOffice_project/00m0$Build-3</meta:generator>
    <meta:document-statistic meta:object-count="19"/>
  </office:meta>
</office:document-meta>
</file>